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9f35"/>
    </style:style>
    <style:style style:name="P2" style:family="paragraph" style:parent-style-name="Standard">
      <style:text-properties officeooo:paragraph-rsid="00118424"/>
    </style:style>
    <style:style style:name="P3" style:family="paragraph" style:parent-style-name="Standard">
      <style:text-properties officeooo:rsid="00118424" officeooo:paragraph-rsid="00118424"/>
    </style:style>
    <style:style style:name="T1" style:family="text">
      <style:text-properties officeooo:rsid="0014fdc7"/>
    </style:style>
    <style:style style:name="T2" style:family="text">
      <style:text-properties officeooo:rsid="000d9f35"/>
    </style:style>
    <style:style style:name="T3" style:family="text">
      <style:text-properties officeooo:rsid="000f21b7"/>
    </style:style>
    <style:style style:name="T4" style:family="text">
      <style:text-properties officeooo:rsid="001001df"/>
    </style:style>
    <style:style style:name="T5" style:family="text">
      <style:text-properties officeooo:rsid="00118424"/>
    </style:style>
    <style:style style:name="T6" style:family="text">
      <style:text-properties officeooo:rsid="0012f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guimiento de periodo. : Para que el usuario pueda consultar o registrar (conectar con el que ya tenemos de preguntar si está menstruando) su ciclo menstrual. Consultar: los dias o fecha en la que aproximadamente le va a bajar y en los que puede tener malestares de SPM. (Guardar días con FastAPI <text:s/></text:span><text:span text:style-name="T2">o en excel</text:span><text:span text:style-name="T1">).</text:span></text:p>
      <text:p text:style-name="P1"/>
      <text:p text:style-name="P1"><text:span text:style-name="T2">Menú inicial:</text:span></text:p>
      <text:p text:style-name="P1"><text:span text:style-name="T2">Robot: Aquí hay algunas opciones que puedo hacer para su seguimiento</text:span></text:p>
      <text:p text:style-name="P1"><text:span text:style-name="T2">1. registrar comienzo de ciclo menstrual, conectar con el inicial que se pensó, </text:span><text:span text:style-name="T3">pero ya no preguntar si está menstruando o no, solo que la primera vez que se consulte la dirija automaticamente con preguntar la duración y fecha ultima de su periodo.</text:span></text:p>
      <text:p text:style-name="P1"/>
      <text:p text:style-name="P2"><text:span text:style-name="T2">2. </text:span><text:span text:style-name="T1"><text:s/></text:span><text:span text:style-name="T4">consultar el dia en el que posiblemente le puede bajar:</text:span></text:p>
      <text:p text:style-name="P2"><text:span text:style-name="T5">2.1 </text:span><text:span text:style-name="T4">preguntar si se pueden compartir los slots (como una variable global) , si no, se podría hacer en otro archivo el preguntar los dias que dura el periodo y el ultimo dia y duración aproximada de su periodo y solo poner Solve equis…</text:span></text:p>
      <text:p text:style-name="P3">2.2 hay varias formas al inicio:<text:line-break/></text:p>
      <text:p text:style-name="P3"><text:tab/>1. si no se tiene información el chatbot dirá que aún no se puede saber la fecha aproximada, que <text:tab/>consulte nuevamente cuando haya registrado su ultimo periodo.<text:line-break/></text:p>
      <text:p text:style-name="P2"><text:span text:style-name="T5"><text:tab/>2. </text:span><text:span text:style-name="T6">si tiene solo la ultima fecha, contará 28 días para dar una fecha aproximada, cuando esta <text:tab/>fecha esté preguntará, en caso de que no, seguirá con lo del chatbot. Cuando se diga que si, se <text:tab/>guardará la fecha y los dias de diferencia entre una fecha y otra <text:s/>en un excel o fast API.<text:line-break/> <text:tab/></text:span></text:p>
      <text:p text:style-name="P2"><text:tab/><text:span text:style-name="T6">3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7:11:25.121157175</meta:creation-date>
    <dc:date>2021-06-28T22:56:10.233076613</dc:date>
    <meta:editing-duration>PT2H44M42S</meta:editing-duration>
    <meta:editing-cycles>1</meta:editing-cycles>
    <meta:document-statistic meta:table-count="0" meta:image-count="0" meta:object-count="0" meta:page-count="1" meta:paragraph-count="10" meta:word-count="255" meta:character-count="1416" meta:non-whitespace-character-count="1156"/>
    <meta:generator>LibreOffice/6.4.7.2$Linux_X86_64 LibreOffice_project/40$Build-2</meta:generator>
  </office:meta>
</office:document-meta>
</file>